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lwgTypewriter" svg:font-family="TlwgTypewriter" style:font-family-generic="modern"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Heading_20_3">
      <style:paragraph-properties fo:text-align="justify" style:justify-single-word="false"/>
    </style:style>
    <style:style style:name="P3" style:family="paragraph" style:parent-style-name="Text_20_body" style:list-style-name="L1">
      <style:paragraph-properties fo:margin-top="0in" fo:margin-bottom="0in" style:contextual-spacing="false" fo:text-align="justify" style:justify-single-word="false"/>
    </style:style>
    <style:style style:name="P4" style:family="paragraph" style:parent-style-name="Text_20_body" style:list-style-name="L1">
      <style:paragraph-properties fo:text-align="justify" style:justify-single-word="false"/>
    </style:style>
    <style:style style:name="P5" style:family="paragraph" style:parent-style-name="Text_20_body" style:list-style-name="L3">
      <style:paragraph-properties fo:margin-top="0in" fo:margin-bottom="0in" style:contextual-spacing="false" fo:text-align="justify" style:justify-single-word="false"/>
    </style:style>
    <style:style style:name="P6" style:family="paragraph" style:parent-style-name="Text_20_body" style:list-style-name="L3">
      <style:paragraph-properties fo:text-align="justify" style:justify-single-word="false"/>
    </style:style>
    <style:style style:name="P7" style:family="paragraph" style:parent-style-name="Text_20_body" style:list-style-name="L4">
      <style:paragraph-properties fo:margin-top="0in" fo:margin-bottom="0in" style:contextual-spacing="false" fo:text-align="justify" style:justify-single-word="false"/>
    </style:style>
    <style:style style:name="P8" style:family="paragraph" style:parent-style-name="Text_20_body" style:list-style-name="L4">
      <style:paragraph-properties fo:text-align="justify" style:justify-single-word="false"/>
    </style:style>
    <style:style style:name="P9" style:family="paragraph" style:parent-style-name="Text_20_body" style:list-style-name="L5">
      <style:paragraph-properties fo:margin-top="0in" fo:margin-bottom="0in" style:contextual-spacing="false" fo:text-align="justify" style:justify-single-word="false"/>
    </style:style>
    <style:style style:name="P10" style:family="paragraph" style:parent-style-name="Text_20_body" style:list-style-name="L5">
      <style:paragraph-properties fo:text-align="justify" style:justify-single-word="false"/>
    </style:style>
    <style:style style:name="P11" style:family="paragraph" style:parent-style-name="Text_20_body">
      <style:paragraph-properties fo:text-align="justify" style:justify-single-word="false"/>
      <style:text-properties style:font-name="Times New Roman" fo:font-size="14pt" fo:font-style="normal" fo:font-weight="normal" officeooo:rsid="0012dcbf" officeooo:paragraph-rsid="0012dcbf" style:font-size-asian="14pt" style:font-style-asian="normal" style:font-weight-asian="normal" style:font-size-complex="14pt" style:font-style-complex="normal" style:font-weight-complex="normal"/>
    </style:style>
    <style:style style:name="P12" style:family="paragraph" style:parent-style-name="Text_20_body">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3" style:family="paragraph" style:parent-style-name="Text_20_body">
      <style:paragraph-properties fo:text-align="start" style:justify-single-word="false"/>
      <style:text-properties style:font-name="Times New Roman" fo:font-size="14pt" fo:font-style="italic" fo:font-weight="normal" officeooo:rsid="0012dcbf" officeooo:paragraph-rsid="0012dcbf" style:font-size-asian="14pt" style:font-style-asian="italic" style:font-weight-asian="normal" style:font-size-complex="14pt" style:font-style-complex="italic" style:font-weight-complex="normal"/>
    </style:style>
    <style:style style:name="P14" style:family="paragraph" style:parent-style-name="Text_20_body">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15" style:family="paragraph" style:parent-style-name="Text_20_body">
      <style:paragraph-properties fo:text-align="justify" style:justify-single-word="false"/>
      <style:text-properties style:font-name="Times New Roman" fo:font-size="14pt" fo:font-weight="normal" officeooo:paragraph-rsid="000ea849" style:font-size-asian="14pt" style:font-weight-asian="normal" style:font-size-complex="14pt" style:font-weight-complex="normal"/>
    </style:style>
    <style:style style:name="P16" style:family="paragraph" style:parent-style-name="Text_20_body" style:list-style-name="L2">
      <style:paragraph-properties fo:margin-top="0in" fo:margin-bottom="0in" style:contextual-spacing="false" fo:text-align="justify" style:justify-single-word="false"/>
      <style:text-properties style:font-name="Times New Roman" fo:font-size="14pt" fo:font-weight="normal" style:font-size-asian="14pt" style:font-weight-asian="normal" style:font-size-complex="14pt" style:font-weight-complex="normal"/>
    </style:style>
    <style:style style:name="P17" style:family="paragraph" style:parent-style-name="Text_20_body" style:list-style-name="L2">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Times New Roman" fo:font-size="14pt" fo:font-weight="normal" style:font-size-asian="14pt" style:font-weight-asian="normal" style:font-size-complex="14pt" style:font-weight-complex="normal"/>
    </style:style>
    <style:style style:name="T3" style:family="text">
      <style:text-properties style:font-name="Times New Roman" fo:font-size="14pt" fo:font-weight="normal" style:font-size-asian="14pt" style:font-weight-asian="normal" style:font-size-complex="14pt"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oward efficient resource utilization at edge nodes in federated learning</text:p>
      <text:p text:style-name="P12"/>
      <text:p text:style-name="P11">Progress in Artificial Intelligence (2024) 13:101–117<text:tab/> <text:s text:c="9"/><text:tab/><text:tab/> <text:s text:c="8"/>June 2024</text:p>
      <text:p text:style-name="P11"><text:s/></text:p>
      <text:p text:style-name="P13">Keywords:Distributed training · Data privacy · Federated learning</text:p>
      <text:p text:style-name="P14"/>
      <text:p text:style-name="P1"><text:span text:style-name="T2"><text:tab/>Günümüz yapay zeka uygulamalarında, makine öğrenmesi modellerinin merkezi olmayan (decentralized) bir şekilde eğitilmesi büyük önem taşımaktadır. </text:span><text:span text:style-name="Strong_20_Emphasis"><text:span text:style-name="T2">Federated Learning (FL)</text:span></text:span><text:span text:style-name="T2">, verilerin merkezi bir sunucuya gönderilmeden, uç (edge) cihazlarda yerel olarak işlenmesini sağlayan bir makine öğrenmesi yöntemidir. FL, veri gizliliğini korurken dağıtılmış model eğitimi gerçekleştirmeyi mümkün kılmaktadır. Ancak, uç cihazlar genellikle sınırlı işlem gücü, bellek ve bant genişliğine sahip olduğundan, büyük ölçekli modellerin eğitimi sırasında kaynak kullanımı önemli bir kısıtlama oluşturmaktadır.</text:span></text:p>
      <text:p text:style-name="P1"><text:span text:style-name="T2"><text:tab/>Bu çalışmada, </text:span><text:span text:style-name="Strong_20_Emphasis"><text:span text:style-name="T2">kaynak verimliliğini artırmak amacıyla transfer öğrenmeden ilham alan bir FL stratejisi</text:span></text:span><text:span text:style-name="T2"> önerilmektedir. Önerilen yaklaşımda, her yerel model güncellemesi için katmanlar rastgele seçilerek eğitilir, geri kalan kısımlar ise dondurulur. Bu sayede, modelin yalnızca belirli katmanlarının güncellenmesi sağlanarak hem uç cihazların hesaplama yükü hem de ağ üzerindeki veri transferi maliyetleri azaltılmaktadır. Çalışmanın amacı, uç cihazlarda kaynak kullanımı ile model doğruluğu arasındaki dengeyi incelemek ve federated learning uygulamalarında verimliliği artırmaktır.</text:span></text:p>
      <text:h text:style-name="P2" text:outline-level="3"><text:span text:style-name="Strong_20_Emphasis"><text:span text:style-name="T2">1. Federated Learning ve Model Güncelleme Stratejileri</text:span></text:span></text:h>
      <text:p text:style-name="P1"><text:span text:style-name="T2">FL, uç cihazlarda yerel olarak eğitilen model güncellemelerinin bir merkezi sunucuya iletilmesi ve burada küresel modelin oluşturulması prensibine dayanır. Ancak, ağ üzerinden model ağırlıklarının sürekli iletilmesi, </text:span><text:span text:style-name="Strong_20_Emphasis"><text:span text:style-name="T2">bant genişliği kullanımını artırarak model eğitiminin verimliliğini düşürebilir</text:span></text:span><text:span text:style-name="T2">. Bu sorunu çözmek için çeşitli stratejiler geliştirilmiştir:</text:span></text:p>
      <text:list xml:id="list464645568" text:style-name="L1">
        <text:list-item>
          <text:p text:style-name="P3"><text:span text:style-name="Strong_20_Emphasis"><text:span text:style-name="T2">Veri Paralelliği (Data Parallelism)</text:span></text:span><text:span text:style-name="T2">: Tüm modelin her uç cihazda eğitilmesini ve güncellenmiş ağırlıkların sunucuya gönderilmesini içerir.</text:span></text:p>
        </text:list-item>
        <text:list-item>
          <text:p text:style-name="P3"><text:span text:style-name="Strong_20_Emphasis"><text:span text:style-name="T2">Model Paralelliği (Model Parallelism)</text:span></text:span><text:span text:style-name="T2">: Modelin farklı katmanlarının farklı cihazlarda eğitilmesini sağlar.</text:span></text:p>
        </text:list-item>
        <text:list-item>
          <text:p text:style-name="P4"><text:span text:style-name="Strong_20_Emphasis"><text:span text:style-name="T2">Kısmi Eğitim (Partial Training)</text:span></text:span><text:span text:style-name="T2">: Belirli katmanların eğitilmesini ve geri kalan katmanların dondurulmasını öngören bir yaklaşımdır.</text:span></text:p>
        </text:list-item>
      </text:list>
      <text:p text:style-name="P1"><text:soft-page-break/><text:span text:style-name="T2">Bu çalışmada, </text:span><text:span text:style-name="Strong_20_Emphasis"><text:span text:style-name="T2">kısmi eğitim stratejisi</text:span></text:span><text:span text:style-name="T2"> benimsenerek, her uç cihazın sadece rastgele seçilmiş belirli katmanları eğitmesi sağlanmıştır. Böylece </text:span><text:span text:style-name="Strong_20_Emphasis"><text:span text:style-name="T2">işlem gücü ve veri iletim maliyetleri azaltılmıştır</text:span></text:span><text:span text:style-name="T2">.</text:span></text:p>
      <text:h text:style-name="P2" text:outline-level="3"><text:span text:style-name="Strong_20_Emphasis"><text:span text:style-name="T2">2. Önerilen Yaklaşım ve Deneysel Kurulum</text:span></text:span></text:h>
      <text:p text:style-name="P15">Önerilen yaklaşımda, her eğitim turunda modelin belirli bir yüzdesi eğitilerek geri kalan katmanlar dondurulmaktadır. </text:p>
      <text:p text:style-name="P15">Böylece:</text:p>
      <text:list xml:id="list2053861979" text:style-name="L2">
        <text:list-item>
          <text:p text:style-name="P16">Eğitim süresi azaltılmakta,</text:p>
        </text:list-item>
        <text:list-item>
          <text:p text:style-name="P16">Uç cihazların işlem kapasitesine uygun model eğitimi sağlanmakta,</text:p>
        </text:list-item>
        <text:list-item>
          <text:p text:style-name="P17">Bant genişliği kullanımında tasarruf edilmektedir.</text:p>
        </text:list-item>
      </text:list>
      <text:p text:style-name="P14">Yaklaşımın etkinliğini test etmek için üç farklı veri kümesi kullanılmıştır:</text:p>
      <text:list xml:id="list2254335469" text:style-name="L3">
        <text:list-item>
          <text:p text:style-name="P5"><text:span text:style-name="Strong_20_Emphasis"><text:span text:style-name="T2">CIFAR-10 (Bilgisayarla Görü)</text:span></text:span><text:span text:style-name="T2"> – Görüntü sınıflandırma için VGG16 modeli kullanılmıştır.</text:span></text:p>
        </text:list-item>
        <text:list-item>
          <text:p text:style-name="P5"><text:span text:style-name="Strong_20_Emphasis"><text:span text:style-name="T2">IMDB (Doğal Dil İşleme - Duygu Analizi)</text:span></text:span><text:span text:style-name="T2"> – Sentiment analysis (duygu analizi) için LSTM tabanlı bir model uygulanmıştır.</text:span></text:p>
        </text:list-item>
        <text:list-item>
          <text:p text:style-name="P6"><text:span text:style-name="Strong_20_Emphasis"><text:span text:style-name="T2">CASA (İnternet-of-Things - IoT)</text:span></text:span><text:span text:style-name="T2"> – İnsan aktivitelerini tanımlamak için uzun süreli gözlemlerden oluşan bir veri kümesi kullanılmıştır.</text:span></text:p>
        </text:list-item>
      </text:list>
      <text:p text:style-name="P1"><text:span text:style-name="T2">Deneylerde, uç cihazlar farklı donanım konfigürasyonlarıyla test edilerek </text:span><text:span text:style-name="Strong_20_Emphasis"><text:span text:style-name="T2">kaynak kullanımı, doğruluk, eğitim süresi ve iletişim maliyetleri</text:span></text:span><text:span text:style-name="T2"> ölçülmüştür.</text:span></text:p>
      <text:h text:style-name="P2" text:outline-level="3"><text:span text:style-name="Strong_20_Emphasis"><text:span text:style-name="T2">3. Deney Sonuçları ve Analiz</text:span></text:span></text:h>
      <text:p text:style-name="P14">Deney sonuçları, modelin yalnızca belirli katmanlarının eğitilmesiyle kayda değer bir kaynak tasarrufu sağlandığını göstermiştir:</text:p>
      <text:list xml:id="list1607491447" text:style-name="L4">
        <text:list-item>
          <text:p text:style-name="P7"><text:span text:style-name="Strong_20_Emphasis"><text:span text:style-name="T2">%25 model eğitimi</text:span></text:span><text:span text:style-name="T2">: Veri iletimi %75 azaltılmış, model doğruluğu yalnızca %7 düşmüştür.</text:span></text:p>
        </text:list-item>
        <text:list-item>
          <text:p text:style-name="P7"><text:span text:style-name="Strong_20_Emphasis"><text:span text:style-name="T2">%50 model eğitimi</text:span></text:span><text:span text:style-name="T2">: Veri iletimi %53 azaltılmış, model doğruluğu %1'den az bir kayıpla korunmuştur.</text:span></text:p>
        </text:list-item>
        <text:list-item>
          <text:p text:style-name="P8"><text:span text:style-name="Strong_20_Emphasis"><text:span text:style-name="T2">%100 model eğitimi (Tam Model Eğitimi)</text:span></text:span><text:span text:style-name="T2">: En yüksek doğruluk elde edilse de eğitim süresi ve ağ trafiği en yüksek seviyede olmuştur.</text:span></text:p>
        </text:list-item>
      </text:list>
      <text:p text:style-name="P1"><text:span text:style-name="T2">Ek olarak, katılımcı uç cihaz sayısı arttıkça, </text:span><text:span text:style-name="Strong_20_Emphasis"><text:span text:style-name="T2">her cihazda eğitilmesi gereken katman sayısının azaldığı</text:span></text:span><text:span text:style-name="T2"> gözlemlenmiştir. Bu, federated learning’in </text:span><text:span text:style-name="Strong_20_Emphasis"><text:span text:style-name="T2">büyük ölçekli dağıtılmış sistemlerde daha verimli hale getirilebileceğini</text:span></text:span><text:span text:style-name="T2"> göstermektedir.</text:span></text:p>
      <text:p text:style-name="P1"><text:span text:style-name="Strong_20_Emphasis"><text:span text:style-name="T2"/></text:span></text:p>
      <text:p text:style-name="P1"><text:span text:style-name="T2">Bu çalışma, federated learning’in uç cihazlarda daha verimli hale getirilmesi için </text:span><text:span text:style-name="Strong_20_Emphasis"><text:span text:style-name="T2">kısmi eğitim yaklaşımını</text:span></text:span><text:span text:style-name="T2"> önermektedir. Yapılan deneyler göstermiştir ki:</text:span></text:p>
      <text:list xml:id="list85786984" text:style-name="L5">
        <text:list-item>
          <text:p text:style-name="P9"><text:soft-page-break/><text:span text:style-name="Strong_20_Emphasis"><text:span text:style-name="T2">Kısmi model eğitimi, işlem gücü ve ağ kullanımını önemli ölçüde azaltırken, model doğruluğunda minimal kayıplara neden olmaktadır.</text:span></text:span></text:p>
        </text:list-item>
        <text:list-item>
          <text:p text:style-name="P9"><text:span text:style-name="Strong_20_Emphasis"><text:span text:style-name="T2">Eğitim süresi kısalmakta ve uç cihazların düşük güç tüketimiyle daha büyük modelleri eğitmesine olanak tanınmaktadır.</text:span></text:span></text:p>
        </text:list-item>
        <text:list-item>
          <text:p text:style-name="P10"><text:span text:style-name="Strong_20_Emphasis"><text:span text:style-name="T2">Cihaz sayısı arttıkça, her cihazda eğitilmesi gereken katman sayısı azalmakta ve bu da eğitim sürecini hızlandırmaktadır.</text:span></text:span></text:p>
        </text:list-item>
      </text:list>
      <text:p text:style-name="P1"><text:span text:style-name="T2">Gelecekte, model katmanlarının </text:span><text:span text:style-name="Strong_20_Emphasis"><text:span text:style-name="T2">rastgele yerine öğrenme süreçlerine bağlı olarak seçilmesi</text:span></text:span><text:span text:style-name="T2"> ve </text:span><text:span text:style-name="Strong_20_Emphasis"><text:span text:style-name="T2">daha ileri seviye optimizasyon tekniklerinin kullanılması</text:span></text:span><text:span text:style-name="T2"> ile daha verimli FL modelleri geliştirilebilir. Ayrıca, bu yaklaşımın farklı sektörlerdeki uygulamaları genişletilerek </text:span><text:span text:style-name="Strong_20_Emphasis"><text:span text:style-name="T2">sağlık, akıllı şehirler ve otonom sistemler</text:span></text:span><text:span text:style-name="T2"> gibi alanlarda nasıl performans gösterdiği detaylı olarak incelenmelidi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lwgTypewriter" svg:font-family="TlwgTypewriter" style:font-family-generic="moder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1T12:29:41.305516632</meta:creation-date>
    <dc:date>2025-03-06T10:00:50.605574996</dc:date>
    <meta:editing-duration>PT45M44S</meta:editing-duration>
    <meta:editing-cycles>8</meta:editing-cycles>
    <meta:generator>LibreOffice/7.3.7.2$Linux_X86_64 LibreOffice_project/30$Build-2</meta:generator>
    <meta:document-statistic meta:table-count="0" meta:image-count="0" meta:object-count="0" meta:page-count="3" meta:paragraph-count="34" meta:word-count="604" meta:character-count="4887" meta:non-whitespace-character-count="4304"/>
  </office:meta>
</office:document-meta>
</file>